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.85cm" fo:min-width="18.5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15cm" fo:min-width="18.5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draw:marker-start-width="0.321cm" draw:marker-end-width="0.321cm" draw:opacity="0%" draw:textarea-horizontal-align="justify" draw:textarea-vertical-align="middle" draw:auto-grow-height="false" fo:min-height="1.85cm" fo:min-width="2cm" fo:padding-top="0.165cm" fo:padding-bottom="0.165cm" fo:padding-left="0.29cm" fo:padding-right="0.29cm"/>
    </style:style>
    <style:style style:name="gr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9.65cm" fo:min-width="15.9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.05cm" fo:min-width="18.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3.1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2.4cm" svg:x="1cm" svg:y="4.2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1cm" svg:x="1.6cm" svg:y="1.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4cm" svg:height="19.9cm" svg:x="2cm" svg:y="6.6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cm" svg:height="2.3cm" svg:x="1cm" svg:y="26.4cm">
          <text:p text:style-name="P1">Foo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09:06:16.784468722</meta:creation-date>
    <dc:date>2017-03-14T09:09:34.049586253</dc:date>
    <meta:editing-duration>PT3M18S</meta:editing-duration>
    <meta:editing-cycles>1</meta:editing-cycles>
    <meta:document-statistic meta:object-count="5"/>
    <meta:generator>LibreOffice/5.1.6.2$Linux_X86_64 LibreOffice_project/10m0$Build-2</meta:generator>
  </office:meta>
</office:document-meta>
</file>